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bcd55" officeooo:paragraph-rsid="001bcd55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bcd55" officeooo:paragraph-rsid="001bcd5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db506" officeooo:paragraph-rsid="001db50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edc10" officeooo:paragraph-rsid="001edc1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f7004" officeooo:paragraph-rsid="001f700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f7004" officeooo:paragraph-rsid="00250e6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fd310" officeooo:paragraph-rsid="001fd31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febd7" officeooo:paragraph-rsid="001febd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febd7" officeooo:paragraph-rsid="00223c9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1818e" officeooo:paragraph-rsid="0021818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1818e" officeooo:paragraph-rsid="00223c9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50e6e" officeooo:paragraph-rsid="00250e6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7be59" officeooo:paragraph-rsid="0027be5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7be59" officeooo:paragraph-rsid="0028f82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a738e" officeooo:paragraph-rsid="002a738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b7bbc" officeooo:paragraph-rsid="002b7bb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1edc10" officeooo:paragraph-rsid="001edc10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1bcd55" officeooo:paragraph-rsid="001bcd55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1fd310" officeooo:paragraph-rsid="001fd310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2b7bbc" officeooo:paragraph-rsid="002b7bbc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fd310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officeooo:rsid="00223c9e"/>
    </style:style>
    <style:style style:name="T4" style:family="text">
      <style:text-properties officeooo:rsid="00237f5b"/>
    </style:style>
    <style:style style:name="T5" style:family="text">
      <style:text-properties officeooo:rsid="00250e6e"/>
    </style:style>
    <style:style style:name="T6" style:family="text">
      <style:text-properties officeooo:rsid="002596dc"/>
    </style:style>
    <style:style style:name="T7" style:family="text">
      <style:text-properties officeooo:rsid="00270444"/>
    </style:style>
    <style:style style:name="T8" style:family="text">
      <style:text-properties officeooo:rsid="0027be59"/>
    </style:style>
    <style:style style:name="T9" style:family="text">
      <style:text-properties officeooo:rsid="0028b5d4"/>
    </style:style>
    <style:style style:name="T10" style:family="text">
      <style:text-properties officeooo:rsid="0028f8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8</text:p>
      <text:p text:style-name="P1"/>
      <text:p text:style-name="P18">Ex 1</text:p>
      <text:p text:style-name="P2"/>
      <text:p text:style-name="P3">poll = c(315, 197, 141, 39, 16, 79)</text:p>
      <text:p text:style-name="P5">actual = c(.486, .315, .125, .028, .006, .04)</text:p>
      <text:p text:style-name="P5">chisq.test(poll, p = actual, simulate.p.value=TRUE)</text:p>
      <text:p text:style-name="P5"/>
      <text:p text:style-name="P5">Output: X-squared = 152.56, df = NA, p-value = 0.0004998</text:p>
      <text:p text:style-name="P3"/>
      <text:p text:style-name="P4">Conclusion: The data is constistent with the actual results as the p-value is very low, indicating a high correlation</text:p>
      <text:p text:style-name="P4"/>
      <text:p text:style-name="P17">Ex 2.<text:span text:style-name="T1">1</text:span></text:p>
      <text:p text:style-name="P17"/>
      <text:p text:style-name="P7">var = subset(scrabble, piece == "A" | piece == "E" | piece == "I" | piece == "O" | piece == "U")</text:p>
      <text:p text:style-name="P12">frequencies = var[<text:span text:style-name="T6">3</text:span>]</text:p>
      <text:p text:style-name="P7"/>
      <text:p text:style-name="P7"><text:s text:c="3"/>piece points frequency</text:p>
      <text:p text:style-name="P7">1 <text:s text:c="5"/>A <text:s text:c="5"/>1 <text:s text:c="8"/>9</text:p>
      <text:p text:style-name="P7">13 <text:s text:c="4"/>E <text:s text:c="5"/>1 <text:s text:c="7"/>12</text:p>
      <text:p text:style-name="P7">25 <text:s text:c="4"/>I <text:s text:c="5"/>1 <text:s text:c="8"/>9</text:p>
      <text:p text:style-name="P7">17 <text:s text:c="4"/>O <text:s text:c="5"/>1 <text:s text:c="8"/>8</text:p>
      <text:p text:style-name="P7">9 <text:s text:c="5"/>U <text:s text:c="5"/>1 <text:s text:c="8"/>4</text:p>
      <text:p text:style-name="P7"/>
      <text:p text:style-name="P19">2.2</text:p>
      <text:p text:style-name="P19"/>
      <text:p text:style-name="P8">x &lt;- toupper(strsplit(text1, "")[[1]])</text:p>
      <text:p text:style-name="P8">vowels = c("A", "E", "I", "O", "U")</text:p>
      <text:p text:style-name="P8">y &lt;- x[x %in% vowels]</text:p>
      <text:p text:style-name="P10">res1 = table(y)/length(y)</text:p>
      <text:p text:style-name="P10"/>
      <text:p text:style-name="P10">Output:</text:p>
      <text:p text:style-name="P10"><text:s text:c="9"/>A <text:s text:c="9"/>E <text:s text:c="9"/>I <text:s text:c="9"/>O <text:s text:c="9"/>U </text:p>
      <text:p text:style-name="P10">0.25609756 0.32926829 0.16666667 0.17073171 0.07723577</text:p>
      <text:p text:style-name="P10"/>
      <text:p text:style-name="P9">x &lt;- toupper(strsplit(text<text:span text:style-name="T3">2</text:span>, "")[[1]])</text:p>
      <text:p text:style-name="P9">vowels = c("A", "E", "I", "O", "U")</text:p>
      <text:p text:style-name="P9">y &lt;- x[x %in% vowels]</text:p>
      <text:p text:style-name="P11">res<text:span text:style-name="T4">2</text:span> = table(y)/length(y)</text:p>
      <text:p text:style-name="P11"/>
      <text:p text:style-name="P12">Output:</text:p>
      <text:p text:style-name="P12"><text:s text:c="8"/>A <text:s text:c="9"/>E <text:s text:c="9"/>I <text:s text:c="9"/>O <text:s text:c="9"/>U </text:p>
      <text:p text:style-name="P12">0.11940299 0.44029851 0.21268657 0.05597015 0.17164179 </text:p>
      <text:p text:style-name="P8"/>
      <text:p text:style-name="P13">vec1 = as.vector(frequencies$frequency)</text:p>
      <text:p text:style-name="P13"><text:span text:style-name="T9">englishSampleFreq</text:span> = as.vector(res1)</text:p>
      <text:p text:style-name="P14"><text:span text:style-name="T10">germanSampleFreq</text:span> = as.vector(res<text:span text:style-name="T10">2</text:span>)</text:p>
      <text:p text:style-name="P6"/>
      <text:p text:style-name="P15">chisq.test(vec1, p = englishSampleFreq, simulate.p.value=TRUE)</text:p>
      <text:p text:style-name="P15">chisq.test(vec1, p = germanSampleFreq, simulate.p.value=TRUE)</text:p>
      <text:p text:style-name="P20"><text:soft-page-break/>Test for English text correlation with English frequencies</text:p>
      <text:p text:style-name="P20"/>
      <text:p text:style-name="P16">chisq.test(vec1, p = englishSampleFreq, simulate.p.value=TRUE)</text:p>
      <text:p text:style-name="P16"/>
      <text:p text:style-name="P16"><text:tab/>Chi-squared test for given probabilities with simulated p-value (based</text:p>
      <text:p text:style-name="P16"><text:tab/>on 2000 replicates)</text:p>
      <text:p text:style-name="P16"/>
      <text:p text:style-name="P16">data: <text:s/>vec1</text:p>
      <text:p text:style-name="P16">X-squared = 1.3722, df = NA, p-value = 0.8656</text:p>
      <text:p text:style-name="P16"/>
      <text:p text:style-name="P16"><text:span text:style-name="T2">Test for German text correlation with Engish frequencies</text:span></text:p>
      <text:p text:style-name="P16"><text:span text:style-name="T2"/></text:p>
      <text:p text:style-name="P16">chisq.test(vec1, p = germanSampleFreq, simulate.p.value=TRUE)</text:p>
      <text:p text:style-name="P16"/>
      <text:p text:style-name="P16"><text:tab/>Chi-squared test for given probabilities with simulated p-value (based</text:p>
      <text:p text:style-name="P16"><text:tab/>on 2000 replicates)</text:p>
      <text:p text:style-name="P16"/>
      <text:p text:style-name="P16">data: <text:s/>vec1</text:p>
      <text:p text:style-name="P16">X-squared = 20.451, df = NA, p-value = 0.0009995</text:p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4:32:57.758752352</meta:creation-date>
    <dc:date>2017-11-21T16:33:22.591706500</dc:date>
    <meta:editing-duration>PT59M29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2" meta:paragraph-count="49" meta:word-count="256" meta:character-count="1824" meta:non-whitespace-character-count="1428"/>
  </office:meta>
</office:document-meta>
</file>